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officeooo:paragraph-rsid="00371cc4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none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text-underline-style="none" style:font-size-asian="10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">
      <style:paragraph-properties fo:margin-top="0cm" fo:margin-bottom="0cm" loext:contextual-spacing="false"/>
    </style:style>
    <style:style style:name="P19" style:family="paragraph" style:parent-style-name="Text_20_body" style:list-style-name="L2">
      <style:paragraph-properties fo:margin-top="0cm" fo:margin-bottom="0cm" loext:contextual-spacing="false"/>
    </style:style>
    <style:style style:name="P20" style:family="paragraph" style:parent-style-name="Text_20_body" style:list-style-name="L3">
      <style:paragraph-properties fo:margin-top="0cm" fo:margin-bottom="0cm" loext:contextual-spacing="false"/>
    </style:style>
    <style:style style:name="P21" style:family="paragraph" style:parent-style-name="Text_20_body" style:list-style-name="L4">
      <style:paragraph-properties fo:margin-top="0cm" fo:margin-bottom="0cm" loext:contextual-spacing="false"/>
    </style:style>
    <style:style style:name="P22" style:family="paragraph" style:parent-style-name="Text_20_body" style:list-style-name="L5">
      <style:paragraph-properties fo:margin-top="0cm" fo:margin-bottom="0cm" loext:contextual-spacing="false"/>
    </style:style>
    <style:style style:name="P23" style:family="paragraph" style:parent-style-name="Text_20_body" style:list-style-name="L6">
      <style:paragraph-properties fo:margin-top="0cm" fo:margin-bottom="0cm" loext:contextual-spacing="false"/>
    </style:style>
    <style:style style:name="P24" style:family="paragraph" style:parent-style-name="Text_20_body" style:list-style-name="L7">
      <style:paragraph-properties fo:margin-top="0cm" fo:margin-bottom="0cm" loext:contextual-spacing="false"/>
    </style:style>
    <style:style style:name="P25" style:family="paragraph" style:parent-style-name="Text_20_body" style:list-style-name="L8">
      <style:paragraph-properties fo:margin-top="0cm" fo:margin-bottom="0cm" loext:contextual-spacing="false"/>
    </style:style>
    <style:style style:name="P26" style:family="paragraph" style:parent-style-name="Text_20_body" style:list-style-name="L9">
      <style:paragraph-properties fo:margin-top="0cm" fo:margin-bottom="0cm" loext:contextual-spacing="false"/>
    </style:style>
    <style:style style:name="P27" style:family="paragraph" style:parent-style-name="Text_20_body" style:list-style-name="L11">
      <style:paragraph-properties fo:margin-top="0cm" fo:margin-bottom="0cm" loext:contextual-spacing="false"/>
    </style:style>
    <style:style style:name="P28" style:family="paragraph" style:parent-style-name="Text_20_body" style:list-style-name="L12">
      <style:paragraph-properties fo:margin-top="0cm" fo:margin-bottom="0cm" loext:contextual-spacing="fals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weight="bold" style:font-size-asian="10pt" style:font-weight-asian="bold"/>
    </style:style>
    <style:style style:name="T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fo:background-color="#f0d8a8" loext:char-shading-value="0" style:font-size-asian="10pt"/>
    </style:style>
    <style:style style:name="T7" style:family="text">
      <style:text-properties fo:color="#00000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8" style:family="text">
      <style:text-properties fo:color="#000000" style:font-name="Monospace" fo:font-size="10pt" fo:background-color="#f0d8a8" loext:char-shading-value="0" style:font-size-asian="10pt"/>
    </style:style>
    <style:style style:name="T9" style:family="text">
      <style:text-properties fo:color="#644632" style:font-name="Monospace" fo:font-size="10pt" fo:font-weight="bold" style:font-size-asian="10pt" style:font-weight-asian="bold"/>
    </style:style>
    <style:style style:name="T10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005032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005032" style:font-name="Monospace" fo:font-size="10pt" style:font-size-asian="10pt"/>
    </style:style>
    <style:style style:name="T14" style:family="text">
      <style:text-properties fo:color="#3f7f5f" style:font-name="Monospace" fo:font-size="10pt" style:font-size-asian="10pt"/>
    </style:style>
    <style:style style:name="T15" style:family="text">
      <style:text-properties fo:color="#0000c0" style:font-name="Monospace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Подробнее про категории итераторов</text:h>
      <text:p text:style-name="Horizontal_20_Line"/>
      <text:p text:style-name="Text_20_body">В предыдущем видео мы обсудили категории итераторов довольно поверхностно, приведя лишь примеры категорий уже известных нам итераторов. Это помогает с помощью документации понять, для каких итераторов можно вызывать конкретный алгоритм, но требует довольно бессмысленного запоминания. В этом материале мы обсудим, на чём основано такое деление на категории и как угадывать требования алгоритмов, не обращаясь к документации.</text:p>
      <text:h text:style-name="Heading_20_2" text:outline-level="2">Введение</text:h>
      <text:p text:style-name="Text_20_body">Как известно, итератор в C++ — это абстракция: не какой-то конкретный тип или набор типов, не какой-то общий базовый класс, а всего лишь <text:span text:style-name="Strong_20_Emphasis">набор требований</text:span> к типу: возможность итератор разыменовать (*it), увеличить (++it) и т. д. При этом в разных областях применения итераторов — во всевозможных алгоритмах и методах контейнеров — набор требований к итераторам отличается: какие-то алгоритмы требуют от итераторов большего, чем другие. Так и появляются <text:span text:style-name="Emphasis">категории итераторов:</text:span> более детальные наборы требований к соответствующему типу.</text:p>
      <text:p text:style-name="Text_20_body">Чтобы выделить самые базовые категории итераторов, рассмотрим простейший алгоритм — <text:a xlink:type="simple" xlink:href="https://en.cppreference.com/w/cpp/algorithm/copy" office:target-frame-name="_blank" xlink:show="new" text:style-name="Internet_20_link" text:visited-style-name="Visited_20_Internet_20_Link">copy</text:a>, копирующий значения из переданного диапазона в новое место:</text:p>
      <text:p text:style-name="P3"><text:span text:style-name="T1">template</text:span><text:span text:style-name="T3">&lt;</text:span><text:span text:style-name="T1">typename</text:span><text:span text:style-name="T3"> </text:span><text:span text:style-name="T9">InputIt</text:span><text:span text:style-name="T3">, </text:span><text:span text:style-name="T1">typename</text:span><text:span text:style-name="T3"> </text:span><text:span text:style-name="T9">OutputIt</text:span><text:span text:style-name="T3">&gt;</text:span></text:p>
      <text:p text:style-name="P3"><text:span text:style-name="T9">OutputIt</text:span><text:span text:style-name="T3"> </text:span><text:span text:style-name="T4">copy</text:span><text:span text:style-name="T3">(</text:span><text:span text:style-name="T9">InputIt</text:span><text:span text:style-name="T3"> first, </text:span><text:span text:style-name="T9">InputIt</text:span><text:span text:style-name="T3"> last, </text:span><text:span text:style-name="T9">OutputIt</text:span><text:span text:style-name="T3"> d_first);</text:span></text:p>
      <text:p text:style-name="Standard"/>
      <text:p text:style-name="Standard">Его реализация (представленная в том числе и в документации) настолько проста, что использованию этого алгоритма обычно предпочитают самописный цикл:</text:p>
      <text:p text:style-name="Standard"/>
      <text:p text:style-name="P3"><text:span text:style-name="T1">template</text:span><text:span text:style-name="T3">&lt;</text:span><text:span text:style-name="T1">typename</text:span><text:span text:style-name="T3"> </text:span><text:span text:style-name="T9">InputIt</text:span><text:span text:style-name="T3">, </text:span><text:span text:style-name="T1">typename</text:span><text:span text:style-name="T3"> </text:span><text:span text:style-name="T9">OutputIt</text:span><text:span text:style-name="T3">&gt;</text:span></text:p>
      <text:p text:style-name="P3"><text:span text:style-name="T9">OutputIt</text:span><text:span text:style-name="T3"> </text:span><text:span text:style-name="T4">copy</text:span><text:span text:style-name="T3">(</text:span><text:span text:style-name="T9">InputIt</text:span><text:span text:style-name="T3"> first, </text:span><text:span text:style-name="T9">InputIt</text:span><text:span text:style-name="T3"> last,</text:span></text:p>
      <text:p text:style-name="P3"><text:span text:style-name="T3"><text:s text:c="14"/></text:span><text:span text:style-name="T9">OutputIt</text:span><text:span text:style-name="T3"> d_first)</text:span></text:p>
      <text:p text:style-name="P3"><text:span text:style-name="T3">{</text:span></text:p>
      <text:p text:style-name="P3"><text:span text:style-name="T3"><text:s text:c="4"/></text:span><text:span text:style-name="T1">while</text:span><text:span text:style-name="T3"> (first != last) {</text:span></text:p>
      <text:p text:style-name="P3"><text:span text:style-name="T3"><text:s text:c="8"/>*d_first++ = *first++;</text:span></text:p>
      <text:p text:style-name="P3"><text:span text:style-name="T3"><text:s text:c="4"/>}</text:span></text:p>
      <text:p text:style-name="P3"><text:span text:style-name="T3"><text:s text:c="4"/></text:span><text:span text:style-name="T1">return</text:span><text:span text:style-name="T3"> d_first;</text:span></text:p>
      <text:p text:style-name="Standard"><text:span text:style-name="T3">}</text:span></text:p>
      <text:p text:style-name="Standard"/>
      <text:p text:style-name="Text_20_body">Запись *first++ эквивалентна *(first++): по сути это разыменование итератора с <text:span text:style-name="Emphasis">последующим</text:span> его сдвигом.</text:p>
      <text:p text:style-name="Text_20_body"><text:span text:style-name="Emphasis">Любители чуть менее тривиальных примеров могут с тем же успехом рассмотреть алгоритм </text:span><text:a xlink:type="simple" xlink:href="https://en.cppreference.com/w/cpp/algorithm/copy" office:target-frame-name="_blank" xlink:show="new" text:style-name="Internet_20_link" text:visited-style-name="Visited_20_Internet_20_Link"><text:span text:style-name="Emphasis">copy_if</text:span></text:a><text:span text:style-name="Emphasis"> или </text:span><text:a xlink:type="simple" xlink:href="https://en.cppreference.com/w/cpp/algorithm/transform" office:target-frame-name="_blank" xlink:show="new" text:style-name="Internet_20_link" text:visited-style-name="Visited_20_Internet_20_Link"><text:span text:style-name="Emphasis">transform</text:span></text:a><text:span text:style-name="Emphasis">.</text:span></text:p>
      <text:p text:style-name="Text_20_body">Поскольку функция шаблонная, она не указывает конкретный тип своих параметров, вместо этого выдвигая требования к ним через код: например, передать в неё числа не выйдет, поскольку их нельзя разыменовать с помощью *.</text:p>
      <text:p text:style-name="Text_20_body">Уже на этом примере видны различия в использовании итераторов:</text:p>
      <text:list xml:id="list3170453280" text:style-name="L1">
        <text:list-item>
          <text:p text:style-name="P18"><text:soft-page-break/>first и last типа InputIt — итераторы, задающие исходный диапазон. Используются для <text:span text:style-name="Emphasis">итерирования</text:span> по этому диапазону и, соответственно, должны позволять сравнение на неравенство (first != last), разыменование и инкремент (*first++). Итераторы, удовлетворяющие этим требованиям, называются <text:span text:style-name="Emphasis">входными</text:span> (input).</text:p>
        </text:list-item>
        <text:list-item>
          <text:p text:style-name="P6">d_first типа OutputIt — итератор, в который копируются значения. Ему достаточно уметь лишь получать очередное значение с последующим инкрементом: *d_first++ = value. Итераторы, удовлетворяющие этим требованиям, называются <text:span text:style-name="Emphasis">выходными</text:span> (output).</text:p>
        </text:list-item>
      </text:list>
      <text:p text:style-name="Text_20_body">Однако видно, что есть итераторы, являющиеся одновременно и входными, и выходными: например, итераторы неконстантного вектора; с их помощью можно и читать значения, и записывать их. Такие итераторы, как правило, можно отнести и к более узким категориям.</text:p>
      <text:p text:style-name="Text_20_body">С другой стороны, видно, что к любым итераторам можно выдвинуть самые базовые требования:</text:p>
      <text:list xml:id="list1060211667" text:style-name="L2">
        <text:list-item>
          <text:p text:style-name="P19">Возможность сделать ++it, имея в виду перемещение итератора к следующему элементу.</text:p>
        </text:list-item>
        <text:list-item>
          <text:p text:style-name="P19">Возможность сделать *it, имея в виду обращение к значению по итератору (возможно, лишь для записи туда нового значения).</text:p>
        </text:list-item>
        <text:list-item>
          <text:p text:style-name="P19">Помимо этого допускается объединить разыменование и инкремент в одно выражение с помощью постфиксного инкремента: *it++.</text:p>
        </text:list-item>
        <text:list-item>
          <text:p text:style-name="P7">Наконец, есть некоторый набор стандратных технических требований к типам, например, возможность копировать итераторы. <text:span text:style-name="Strong_20_Emphasis">Полный список</text:span> можно изучить <text:a xlink:type="simple" xlink:href="https://en.cppreference.com/w/cpp/named_req/Iterator" office:target-frame-name="_blank" xlink:show="new" text:style-name="Internet_20_link" text:visited-style-name="Visited_20_Internet_20_Link">здесь</text:a>. Однако, несмотря на возможность итератор скопировать, не всегда копию итератора можно безопасно использовать. Подробнее об этом вы узнаете ниже в контексте свойства <text:span text:style-name="Emphasis">многопроходности.</text:span></text:p>
        </text:list-item>
      </text:list>
      <text:h text:style-name="Heading_20_2" text:outline-level="2">Входные (input) итераторы</text:h>
      <text:p text:style-name="Text_20_body">Итак, input-итераторы позволяют проитерироваться по набору значений, не изменяя их. Например, можно вывести эти значения через пробел:</text:p>
      <text:p text:style-name="P4"><text:span text:style-name="T1">for</text:span><text:span text:style-name="T3"> (; begin != end; ++begin) {</text:span></text:p>
      <text:p text:style-name="P4"><text:span text:style-name="T3"><text:s text:c="2"/>cout &lt;&lt; *begin &lt;&lt; </text:span><text:span text:style-name="T11">" "</text:span><text:span text:style-name="T3">;</text:span></text:p>
      <text:p text:style-name="P1"><text:span text:style-name="T3">}</text:span></text:p>
      <text:p text:style-name="Standard"/>
      <text:p text:style-name="Text_20_body">(Этот код, конечно, не скомпилируется, если для *it не определён оператор &lt;&lt; вывода в поток: например, для пары или вектора.)</text:p>
      <text:p text:style-name="Text_20_body">Под эти довольно мягкие требования попадают итераторы всех контейнеров: векторов, множеств, словарей и др., в том числе константных.</text:p>
      <text:p text:style-name="Text_20_body">Итого, требования к входным итераторам следующие:</text:p>
      <text:list xml:id="list4117353068" text:style-name="L3">
        <text:list-item>
          <text:p text:style-name="P20">++it: переход к следующему значению;</text:p>
        </text:list-item>
        <text:list-item>
          <text:p text:style-name="P20">*it: <text:span text:style-name="Strong_20_Emphasis">получение значения</text:span> по итератору;</text:p>
        </text:list-item>
        <text:list-item>
          <text:p text:style-name="P20">it-&gt;field: обращение к полю значения, эквивалентно (*it).field;</text:p>
        </text:list-item>
        <text:list-item>
          <text:p text:style-name="P20">*(it++): получение текущего значения и переход к следующему;</text:p>
        </text:list-item>
        <text:list-item>
          <text:p text:style-name="P8">it1 != end: сравнение на неравенство, необходимое лишь для определения конца диапазона.</text:p>
        </text:list-item>
      </text:list>
      <text:p text:style-name="Text_20_body"><text:soft-page-break/>В этот список осознанно не попало довольно важное свойство, которым обладают все итераторы контейнеров, — <text:span text:style-name="Strong_20_Emphasis">многопроходность.</text:span> Формально его можно определить так: тип итераторов является многопроходным, если по диапазону [begin, end) итераторов этого типа можно <text:span text:style-name="Strong_20_Emphasis">проитерироваться более одного раза.</text:span> Таким образом, по диапазону из многопроходных итераторов можно пройтись несколько раз, а по диапазону из однопроходных — только один раз.</text:p>
      <text:p text:style-name="Text_20_body">Чуть ниже мы увидим, как неожиданно могут вести себя однопроходные итераторы; а в разделе про forward-итераторы — зачем в алгоритмах может понадобиться многопроходность.</text:p>
      <text:h text:style-name="Heading_20_3" text:outline-level="3">istream_iterator</text:h>
      <text:p text:style-name="Text_20_body">Категории итераторов не возникали на пустом месте: каждая из них описывает некоторый набор существующих итераторов, не удовлетворяющих более жёстким требованиям. В частности, типичным примером входного итератора является <text:span text:style-name="Strong_20_Emphasis">итератор чтения из потока</text:span> — istream_iterator из заголовочного файла &lt;iterator&gt;. Так выглядит пример заполнения вектора всеми строками из входного потока с помощью этого итератора:</text:p>
      <text:p text:style-name="P4"><text:span text:style-name="T1">const</text:span><text:span text:style-name="T3"> istream_iterator&lt;</text:span><text:span text:style-name="T13">string</text:span><text:span text:style-name="T3">&gt; start(cin);</text:span></text:p>
      <text:p text:style-name="P4"><text:span text:style-name="T1">const</text:span><text:span text:style-name="T3"> istream_iterator&lt;</text:span><text:span text:style-name="T13">string</text:span><text:span text:style-name="T3">&gt; end;</text:span></text:p>
      <text:p text:style-name="P2"><text:span text:style-name="T13">vector</text:span><text:span text:style-name="T3">&lt;</text:span><text:span text:style-name="T13">string</text:span><text:span text:style-name="T3">&gt; </text:span><text:span text:style-name="T8">strings</text:span><text:span text:style-name="T3">(start, end);</text:span></text:p>
      <text:p text:style-name="Standard"/>
      <text:p text:style-name="Standard">Разыменование этого итератора практически эквивалентно чтению очередного значения из потока (в последнем примере это cin). Поскольку итератор старается занимать минимально необходимый объём памяти, он не сохраняет предыдущие считанные значения и потому является однопроходным. Так, вектор more_strings всегда будет содержать только первое значение: все введённые строки уже сохранены в вектор strings, а сам итератор start помнит лишь значение, сохранённое в нём при инициализации, то есть первую строку из ввода. Попробуйте запустить этот код:</text:p>
      <text:p text:style-name="Standard"/>
      <text:p text:style-name="P4"><text:span text:style-name="T1">const</text:span><text:span text:style-name="T3"> istream_iterator&lt;</text:span><text:span text:style-name="T13">string</text:span><text:span text:style-name="T3">&gt; start(cin);</text:span></text:p>
      <text:p text:style-name="P4"><text:span text:style-name="T1">const</text:span><text:span text:style-name="T3"> istream_iterator&lt;</text:span><text:span text:style-name="T13">string</text:span><text:span text:style-name="T3">&gt; end;</text:span></text:p>
      <text:p text:style-name="P4"><text:span text:style-name="T13">vector</text:span><text:span text:style-name="T3">&lt;</text:span><text:span text:style-name="T13">string</text:span><text:span text:style-name="T3">&gt; strings(start, end);</text:span></text:p>
      <text:p text:style-name="P4"><text:span text:style-name="T13">vector</text:span><text:span text:style-name="T3">&lt;</text:span><text:span text:style-name="T13">string</text:span><text:span text:style-name="T3">&gt; more_strings(start, end);</text:span></text:p>
      <text:p text:style-name="P1"><text:span text:style-name="T14">// more_strings состоит из одного элемента — strings[0]</text:span></text:p>
      <text:p text:style-name="Standard"/>
      <text:p text:style-name="Standard">Поскольку такие итераторы не привязаны к конкретной ячейке в памяти и получают очередное значение из ввода, нельзя рассчитывать и на «разумное» сравнение итераторов на равенство:</text:p>
      <text:p text:style-name="Standard"/>
      <text:p text:style-name="P4"><text:span text:style-name="T1">const</text:span><text:span text:style-name="T3"> istream_iterator&lt;</text:span><text:span text:style-name="T13">string</text:span><text:span text:style-name="T3">&gt; start(cin);</text:span></text:p>
      <text:p text:style-name="P4"><text:span text:style-name="T1">auto</text:span><text:span text:style-name="T3"> start_copy = start;</text:span></text:p>
      <text:p text:style-name="P4"><text:span text:style-name="T3">++start_copy;</text:span></text:p>
      <text:p text:style-name="P1"><text:span text:style-name="T3">cout &lt;&lt; (start == start_copy) &lt;&lt; endl;</text:span></text:p>
      <text:p text:style-name="Standard"/>
      <text:p text:style-name="Text_20_body">Если ввести больше одной строки, каждый из итераторов будет помнить свою строку, но при этом они будут считаться равными. Во-первых, с некоторой точки зрения это логично: при итерировании с помощью любого из них будет получен один и тот же набор значений (если только не пытаться использовать оба итератора одновременно). Во-вторых, для простейших итераторов достаточно иметь возможность корректного сравнения лишь с конечным итератором. В роли конечного istream-итератора всегда выступает созданный с помощью <text:soft-page-break/>конструктора по умолчанию: обычный итератор становится равным ему, как только данные в потоке иссякли.</text:p>
      <text:p text:style-name="Text_20_body">Как видно из примера с вектором strings, однопроходность и другие ограничения итераторов не являются критичными: при наличии возможности использовать дополнительную память все значения из данного диапазона можно просто сложить в вектор (или любой другой контейнер).</text:p>
      <text:h text:style-name="Heading_20_3" text:outline-level="3">Функции, работающие с input-итераторами</text:h>
      <text:p text:style-name="Text_20_body">Несмотря на вышеперечисленные ограничения, для input-итераторов (как и для многих других) существуют функции, готовые с ними работать и не выдвигающие более жёстких требований. Один из самых простых примеров — использованный в предыдущих примерах конструктор вектора от двух итераторов: понятно, что для создания вектора по набору значений достаточно лишь один раз проитерироваться по этому набору. Но как для произвольной функции понять, достаточно ли передаваемым в неё итераторам быть входными или требования к ним более жёсткие?</text:p>
      <text:p text:style-name="Text_20_body">Первый способ — заглянуть в документацию, как уже было показано в видео. Например, упомянутый конструктор вектора <text:a xlink:type="simple" xlink:href="https://en.cppreference.com/w/cpp/container/vector/vector" office:target-frame-name="_blank" xlink:show="new" text:style-name="Internet_20_link" text:visited-style-name="Visited_20_Internet_20_Link">выглядит</text:a> следующим образом:</text:p>
      <text:p text:style-name="P4"><text:span text:style-name="T1">template</text:span><text:span text:style-name="T3">&lt;</text:span><text:span text:style-name="T1">class</text:span><text:span text:style-name="T3"> InputIt&gt;</text:span></text:p>
      <text:p text:style-name="P4"><text:span text:style-name="T3">vector(InputIt first, InputIt last,</text:span></text:p>
      <text:p text:style-name="P1"><text:span text:style-name="T3"><text:s text:c="7"/></text:span><text:span text:style-name="T1">const</text:span><text:span text:style-name="T3"> Allocator&amp; alloc = Allocator());</text:span></text:p>
      <text:p text:style-name="Standard"/>
      <text:p text:style-name="Text_20_body">Не обращайте внимания на аллокатор: здесь достаточно заметить, что тип итератора (шаблонный параметр функции) — InputIt.</text:p>
      <text:p text:style-name="Text_20_body">Второй способ — опираясь на своё представление о реализации этой функции, оценить, что именно требуется от итераторов. Рассмотрим, например, уже известные вам алгоритмы count и count_if, вычисляющие количество элементов в заданном наборе, удовлетворяющих некоторому условию. Понятно, что их можно реализовать предельно просто, с помощью лишь одного прохода по данному диапазону. Эта догадка подтверждается <text:a xlink:type="simple" xlink:href="https://en.cppreference.com/w/cpp/algorithm/count" office:target-frame-name="_blank" xlink:show="new" text:style-name="Internet_20_link" text:visited-style-name="Visited_20_Internet_20_Link">документацией</text:a>: как заветным InputIt в заголовках функций, так и секцией «Possible implementation», в которой приведена возможная реализация этой функции и ссылки на её настоящую реализацию в стандартных библиотеках.</text:p>
      <text:p text:style-name="Text_20_body">Иногда построение подобных догадок требует более углублённого знания алгоритмов и структур данных. Так, например, может показаться неочевидным, что <text:a xlink:type="simple" xlink:href="https://en.cppreference.com/w/cpp/algorithm/merge" office:target-frame-name="_blank" xlink:show="new" text:style-name="Internet_20_link" text:visited-style-name="Visited_20_Internet_20_Link">функция merge</text:a>, сливающая два отсортированных диапазона в один, требует на входе лишь входные итераторы. И всё же всегда можно заглянуть в документацию или даже просто попробовать скомпилировать нужный код, а параллельно развивать интуицию и знание алгоритмов. Но имейте в виду: не всегда одна лишь компилируемость функции для некоторых итераторов означает, что она будет корректно работать. Соответствующий пример будет рассмотрен ниже.</text:p>
      <text:p text:style-name="Text_20_body"><text:span text:style-name="Strong_20_Emphasis">Полный список требований</text:span> к input-итераторам находится <text:a xlink:type="simple" xlink:href="https://en.cppreference.com/w/cpp/named_req/InputIterator" office:target-frame-name="_blank" xlink:show="new" text:style-name="Internet_20_link" text:visited-style-name="Visited_20_Internet_20_Link">здесь</text:a>.</text:p>
      <text:h text:style-name="Heading_20_2" text:outline-level="2">Выходные (output) итераторы</text:h>
      <text:p text:style-name="Text_20_body">Напомним, как использовался выходной итератор d_first в реализации функции copy:</text:p>
      <text:p text:style-name="P4"><text:soft-page-break/><text:span text:style-name="T1">template</text:span><text:span text:style-name="T3">&lt;</text:span><text:span text:style-name="T1">typename</text:span><text:span text:style-name="T3"> </text:span><text:span text:style-name="T9">InputIt</text:span><text:span text:style-name="T3">, </text:span><text:span text:style-name="T1">typename</text:span><text:span text:style-name="T3"> </text:span><text:span text:style-name="T9">OutputIt</text:span><text:span text:style-name="T3">&gt;</text:span></text:p>
      <text:p text:style-name="P4"><text:span text:style-name="T9">OutputIt</text:span><text:span text:style-name="T3"> </text:span><text:span text:style-name="T4">copy</text:span><text:span text:style-name="T3">(</text:span><text:span text:style-name="T9">InputIt</text:span><text:span text:style-name="T3"> first, </text:span><text:span text:style-name="T9">InputIt</text:span><text:span text:style-name="T3"> last, </text:span></text:p>
      <text:p text:style-name="P4"><text:span text:style-name="T3"><text:s text:c="14"/></text:span><text:span text:style-name="T9">OutputIt</text:span><text:span text:style-name="T3"> d_first)</text:span></text:p>
      <text:p text:style-name="P4"><text:span text:style-name="T3">{</text:span></text:p>
      <text:p text:style-name="P4"><text:span text:style-name="T3"><text:s text:c="4"/></text:span><text:span text:style-name="T1">while</text:span><text:span text:style-name="T3"> (first != last) {</text:span></text:p>
      <text:p text:style-name="P4"><text:span text:style-name="T3"><text:s text:c="8"/>*d_first++ = *first++;</text:span></text:p>
      <text:p text:style-name="P4"><text:span text:style-name="T3"><text:s text:c="4"/>}</text:span></text:p>
      <text:p text:style-name="P4"><text:span text:style-name="T3"><text:s text:c="4"/></text:span><text:span text:style-name="T1">return</text:span><text:span text:style-name="T3"> d_first;</text:span></text:p>
      <text:p text:style-name="P4"><text:span text:style-name="T3">}</text:span><text:span text:style-name="T1">template</text:span><text:span text:style-name="T3">&lt;</text:span><text:span text:style-name="T1">typename</text:span><text:span text:style-name="T3"> </text:span><text:span text:style-name="T9">InputIt</text:span><text:span text:style-name="T3">, </text:span><text:span text:style-name="T1">typename</text:span><text:span text:style-name="T3"> </text:span><text:span text:style-name="T9">OutputIt</text:span><text:span text:style-name="T3">&gt;</text:span></text:p>
      <text:p text:style-name="P4"><text:span text:style-name="T9">OutputIt</text:span><text:span text:style-name="T3"> </text:span><text:span text:style-name="T4">copy</text:span><text:span text:style-name="T3">(</text:span><text:span text:style-name="T9">InputIt</text:span><text:span text:style-name="T3"> first, </text:span><text:span text:style-name="T9">InputIt</text:span><text:span text:style-name="T3"> last, </text:span></text:p>
      <text:p text:style-name="P4"><text:span text:style-name="T3"><text:s text:c="14"/></text:span><text:span text:style-name="T9">OutputIt</text:span><text:span text:style-name="T3"> d_first)</text:span></text:p>
      <text:p text:style-name="P4"><text:span text:style-name="T3">{</text:span></text:p>
      <text:p text:style-name="P4"><text:span text:style-name="T3"><text:s text:c="4"/></text:span><text:span text:style-name="T1">while</text:span><text:span text:style-name="T3"> (first != last) {</text:span></text:p>
      <text:p text:style-name="P4"><text:span text:style-name="T3"><text:s text:c="8"/>*d_first++ = *first++;</text:span></text:p>
      <text:p text:style-name="P4"><text:span text:style-name="T3"><text:s text:c="4"/>}</text:span></text:p>
      <text:p text:style-name="P4"><text:span text:style-name="T3"><text:s text:c="4"/></text:span><text:span text:style-name="T1">return</text:span><text:span text:style-name="T3"> d_first;</text:span></text:p>
      <text:p text:style-name="P1"><text:span text:style-name="T3">}</text:span></text:p>
      <text:p text:style-name="Standard"/>
      <text:p text:style-name="Text_20_body">Отсюда видно, что единственное требование к выходному итератору — уметь принимать очередное значение с помощью конструкции *d_first++ = value. Понятно, что итераторы неконстантных (изменяемых) контейнеров умеют это без каких-либо доработок: *d_first возвращает ссылку на элемент, с помощью которой можно записать новое значение, а оператор ++ действительно перемещает итератор на следующую ячейку памяти.</text:p>
      <text:p text:style-name="Text_20_body">Но итераторы хороши своим уровнем абстракции: для того, чтобы складывать куда-то значения, необязательно хранить адрес какой-то ячейки в памяти; достаточно лишь реализовать конструкцию *it++ = value. Это позволяет реализовать уже известные вам back_insert_iterator и insert_iterator (конструируемые с помощью функций back_inserter и inserter), а также <text:a xlink:type="simple" xlink:href="https://en.cppreference.com/w/cpp/iterator/ostream_iterator" office:target-frame-name="_blank" xlink:show="new" text:style-name="Internet_20_link" text:visited-style-name="Visited_20_Internet_20_Link">ostream_iterator</text:a> — итератор вывода в поток.</text:p>
      <text:p text:style-name="Text_20_body">Но как это реализовано и можно ли использовать разыменование и инкремент выходного итератора в отрыве от конструкции *it++ = value? Ответ на это легко найти в <text:a xlink:type="simple" xlink:href="https://en.cppreference.com/w/cpp/iterator/back_insert_iterator" office:target-frame-name="_blank" xlink:show="new" text:style-name="Internet_20_link" text:visited-style-name="Visited_20_Internet_20_Link">документации</text:a>:</text:p>
      <text:list xml:id="list1269888576" text:style-name="L4">
        <text:list-item>
          <text:p text:style-name="P21">инкремент итератора не делает <text:span text:style-name="Emphasis">ничего;</text:span></text:p>
        </text:list-item>
        <text:list-item>
          <text:p text:style-name="P21">разыменование итератора возвращает ссылку <text:span text:style-name="Emphasis">на сам итератор;</text:span></text:p>
        </text:list-item>
        <text:list-item>
          <text:p text:style-name="P9">зато реализовано присваивание итератору сохраняемого значения, здесь как раз и сосредоточена основная логика.</text:p>
        </text:list-item>
      </text:list>
      <text:p text:style-name="Text_20_body">Таким образом, для подобных итераторов запись *it++ = value эквивалентна it = value, но при этом первый вариант универсален и работает для всех выходных итераторов, включая, например, итераторы вектора. Не используйте второй вариант: вас не поймут.</text:p>
      <text:p text:style-name="Text_20_body">Отдельно отметим, что <text:span text:style-name="Strong_20_Emphasis">выходными не являются</text:span> итераторы множеств (set&lt;T&gt;), словарей (map&lt;K, V&gt;) и константных контейнеров (const vector&lt;T&gt;). Это объясняется очень легко: для этих итераторов ссылка *it является константной и потому не допускает запись.</text:p>
      <text:p text:style-name="Text_20_body">В предыдущих видео мы уже рассматривали алгоритмы, возвращающие набор значений с помощью выходных итераторов. Обратите внимание, что эти алгоритмы для возврата одного набора принимают один выходной итератор, а не диапазон; поэтому от выходного итератора не требуется возможность сравнения на неравенство. С другой стороны, передаваемый в функцию выходной итератор должен гарантированно уметь принять все переданные в него значения.</text:p>
      <text:p text:style-name="Text_20_body"><text:span text:style-name="Strong_20_Emphasis">Полный список требований</text:span> к output-итераторам находится <text:a xlink:type="simple" xlink:href="https://en.cppreference.com/w/cpp/named_req/OutputIterator" office:target-frame-name="_blank" xlink:show="new" text:style-name="Internet_20_link" text:visited-style-name="Visited_20_Internet_20_Link">здесь</text:a>.</text:p>
      <text:h text:style-name="Heading_20_2" text:outline-level="2"><text:soft-page-break/>Прямые (forward) итераторы</text:h>
      <text:p text:style-name="Text_20_body">Категория forward-итераторов приближает рассмотренные выше абстракции к итераторам настоящих контейнеров.</text:p>
      <text:p text:style-name="Text_20_body">Рассмотрим <text:a xlink:type="simple" xlink:href="https://en.cppreference.com/w/cpp/container/forward_list" office:target-frame-name="_blank" xlink:show="new" text:style-name="Internet_20_link" text:visited-style-name="Visited_20_Internet_20_Link">forward_list</text:a> (односвязный список) — линейный контейнер, который позволяет проитерироваться по элементам в прямом порядке, но не в обратном и не перескакивая через несколько элементов. Объясняется это тем, что каждый элемент односвязного списка хранится в памяти независимо и «знает» лишь, где находится следующий за ним. Понятно, что итераторы этого контейнера являются входными, а в случае его неконстантности ещё и выходными. Но какими дополнительными преимуществами обладают итераторы списка?</text:p>
      <text:list xml:id="list692981897" text:style-name="L5">
        <text:list-item>
          <text:p text:style-name="P22"><text:span text:style-name="Emphasis">Многопроходность:</text:span> поскольку за итератором стоят реально хранящиеся в памяти элементы, ничто не мешает проитерироваться по ним несколько раз.</text:p>
        </text:list-item>
        <text:list-item>
          <text:p text:style-name="P22"><text:span text:style-name="Emphasis">Итератор разыменовывается в ссылку,</text:span> а не во что-то ненастоящее, как было с back_insert_iterator. (Впрочем, существуют forward-итераторы, для которых operator* возвращает результат по значению.)</text:p>
        </text:list-item>
        <text:list-item>
          <text:p text:style-name="P10"><text:span text:style-name="Emphasis">Разумное сравнение:</text:span> благодаря тому, что каждый итератор (кроме, возможно, end) указывает на реальное место в памяти, нет проблем в определении корректного сравнения на равенство и неравенство для любых итераторов <text:span text:style-name="Emphasis">одного контейнера.</text:span></text:p>
        </text:list-item>
      </text:list>
      <text:p text:style-name="Text_20_body">Это и есть достаточно полный список требований, отличающих прямой итератор от входного. При этом в случае неконстантности ссылки из п. 2 итератор оказывается ещё и выходным.</text:p>
      <text:h text:style-name="Heading_20_3" text:outline-level="3">Функции, работающие с forward-итераторами</text:h>
      <text:p text:style-name="Text_20_body">Рассмотренный выше список требований может показаться довольно искусственным: неужели есть алгоритмы, которые принимают forward-итераторы, но не готовы работать с входными? Оказывается, что да, и дело в первую очередь в многопроходности.</text:p>
      <text:p text:style-name="Text_20_body">В качестве примера можно привести следующие алгоритмы, не изменяющие переданный диапазон: <text:a xlink:type="simple" xlink:href="https://en.cppreference.com/w/cpp/algorithm/find_first_of" office:target-frame-name="_blank" xlink:show="new" text:style-name="Internet_20_link" text:visited-style-name="Visited_20_Internet_20_Link">find_first_of</text:a>, <text:a xlink:type="simple" xlink:href="https://en.cppreference.com/w/cpp/algorithm/find_end" office:target-frame-name="_blank" xlink:show="new" text:style-name="Internet_20_link" text:visited-style-name="Visited_20_Internet_20_Link">find_end</text:a>, <text:a xlink:type="simple" xlink:href="https://en.cppreference.com/w/cpp/algorithm/search" office:target-frame-name="_blank" xlink:show="new" text:style-name="Internet_20_link" text:visited-style-name="Visited_20_Internet_20_Link">search</text:a>, <text:a xlink:type="simple" xlink:href="https://en.cppreference.com/w/cpp/algorithm/adjacent_find" office:target-frame-name="_blank" xlink:show="new" text:style-name="Internet_20_link" text:visited-style-name="Visited_20_Internet_20_Link">adjacent_find</text:a>. Сигнатура простейшего варианта функции find_first_of выглядит следующим образом:</text:p>
      <text:p text:style-name="P3"><text:span text:style-name="T1">template</text:span><text:span text:style-name="T3">&lt;</text:span><text:span text:style-name="T1">typename</text:span><text:span text:style-name="T3"> </text:span><text:span text:style-name="T9">InputIt</text:span><text:span text:style-name="T3">, </text:span><text:span text:style-name="T1">typename</text:span><text:span text:style-name="T3"> </text:span><text:span text:style-name="T9">ForwardIt</text:span><text:span text:style-name="T3">&gt;</text:span></text:p>
      <text:p text:style-name="P3"><text:span text:style-name="T9">InputIt</text:span><text:span text:style-name="T3"> </text:span><text:span text:style-name="T4">find_first_of</text:span><text:span text:style-name="T3">(</text:span><text:span text:style-name="T9">InputIt</text:span><text:span text:style-name="T3"> first, </text:span><text:span text:style-name="T9">InputIt</text:span><text:span text:style-name="T3"> last,</text:span></text:p>
      <text:p text:style-name="Standard"><text:span text:style-name="T3"><text:s text:c="22"/></text:span><text:span text:style-name="T9">ForwardIt</text:span><text:span text:style-name="T3"> s_first, </text:span><text:span text:style-name="T9">ForwardIt</text:span><text:span text:style-name="T3"> s_last);</text:span></text:p>
      <text:p text:style-name="Standard"/>
      <text:p text:style-name="Standard">В результате возвращается первый из элементов [first, last), равный одному из элементов [s_first, s_last). Понятно, что самый простой способ это реализовать — для каждого элемента первого диапазона сравнить его с каждым элементов второго. И действительно, код этой функции по сути эквивалентен такому:</text:p>
      <text:p text:style-name="Standard"/>
      <text:p text:style-name="P4"><text:span text:style-name="T1">return</text:span><text:span text:style-name="T3"> find_if(</text:span></text:p>
      <text:p text:style-name="P4"><text:span text:style-name="T3"><text:s text:c="4"/>first, last,</text:span></text:p>
      <text:p text:style-name="P4"><text:span text:style-name="T3"><text:s text:c="4"/>[s_first, s_last](</text:span><text:span text:style-name="T1">const</text:span><text:span text:style-name="T3"> </text:span><text:span text:style-name="T1">auto</text:span><text:span text:style-name="T3">&amp; value) {</text:span></text:p>
      <text:p text:style-name="P4"><text:span text:style-name="T3"><text:s text:c="6"/></text:span><text:span text:style-name="T1">return</text:span><text:span text:style-name="T3"> find(s_first, s_last, value) != s_last;</text:span></text:p>
      <text:p text:style-name="P4"><text:span text:style-name="T3"><text:s text:c="4"/>}</text:span></text:p>
      <text:p text:style-name="P1"><text:span text:style-name="T3">);</text:span></text:p>
      <text:p text:style-name="Standard"/>
      <text:p text:style-name="Text_20_body">Такой код не требует многопроходности от первого диапазона, но для второго она необходима, так как find для него запускается несколько раз.</text:p>
      <text:p text:style-name="Text_20_body"><text:soft-page-break/>Похожая история имеет место для алгоритма <text:a xlink:type="simple" xlink:href="https://en.cppreference.com/w/cpp/algorithm/search" office:target-frame-name="_blank" xlink:show="new" text:style-name="Internet_20_link" text:visited-style-name="Visited_20_Internet_20_Link">search</text:a>: search(first, last, s_first, s_last) ищёт первое вхождение [s_first, s_last) в [first, last), примеряя один полуинтервал ко второму во всевозможных позициях; соответственно, многопроходность требуется от обоих диапазонов. <text:a xlink:type="simple" xlink:href="https://en.cppreference.com/w/cpp/algorithm/find_end" office:target-frame-name="_blank" xlink:show="new" text:style-name="Internet_20_link" text:visited-style-name="Visited_20_Internet_20_Link">find_end</text:a>, в свою очередь, решает очень похожую задачу и с большой вероятностью использует search</text:p>
      <text:p text:style-name="Text_20_body">adjacent_find</text:p>
      <text:p text:style-name="Text_20_body">С <text:a xlink:type="simple" xlink:href="https://en.cppreference.com/w/cpp/algorithm/adjacent_find" office:target-frame-name="_blank" xlink:show="new" text:style-name="Internet_20_link" text:visited-style-name="Visited_20_Internet_20_Link">adjacent_find</text:a> дело обстоит несколько сложнее:</text:p>
      <text:p text:style-name="P4"><text:span text:style-name="T1">template</text:span><text:span text:style-name="T3">&lt;</text:span><text:span text:style-name="T1">typename</text:span><text:span text:style-name="T3"> </text:span><text:span text:style-name="T9">ForwardIt</text:span><text:span text:style-name="T3">&gt;</text:span></text:p>
      <text:p text:style-name="P1"><text:span text:style-name="T9">ForwardIt</text:span><text:span text:style-name="T3"> </text:span><text:span text:style-name="T4">adjacent_find</text:span><text:span text:style-name="T3">(</text:span><text:span text:style-name="T9">ForwardIt</text:span><text:span text:style-name="T3"> first, </text:span><text:span text:style-name="T9">ForwardIt</text:span><text:span text:style-name="T3"> last);</text:span></text:p>
      <text:p text:style-name="Standard"/>
      <text:p text:style-name="Standard">Этот алгоритм ищет совпадающие соседние элементы. Неужели это нельзя сделать за один проход и ослабить требования на параметры до input-итераторов? Чтобы разобраться, рассмотрим возможную реализацию, которая приводится в документации:</text:p>
      <text:p text:style-name="Standard"/>
      <text:p text:style-name="P3"><text:span text:style-name="T1">template</text:span><text:span text:style-name="T3">&lt;</text:span><text:span text:style-name="T1">typename</text:span><text:span text:style-name="T3"> </text:span><text:span text:style-name="T9">ForwardIt</text:span><text:span text:style-name="T3">&gt;</text:span></text:p>
      <text:p text:style-name="P3"><text:span text:style-name="T9">ForwardIt</text:span><text:span text:style-name="T3"> </text:span><text:span text:style-name="T4">adjacent_find</text:span><text:span text:style-name="T3">(</text:span><text:span text:style-name="T9">ForwardIt</text:span><text:span text:style-name="T3"> first, </text:span><text:span text:style-name="T9">ForwardIt</text:span><text:span text:style-name="T3"> last) {</text:span></text:p>
      <text:p text:style-name="P3"><text:span text:style-name="T3"><text:s text:c="4"/></text:span><text:span text:style-name="T1">if</text:span><text:span text:style-name="T3"> (first == last) {</text:span></text:p>
      <text:p text:style-name="P3"><text:span text:style-name="T3"><text:s text:c="8"/></text:span><text:span text:style-name="T1">return</text:span><text:span text:style-name="T3"> last;</text:span></text:p>
      <text:p text:style-name="P3"><text:span text:style-name="T3"><text:s text:c="4"/>}</text:span></text:p>
      <text:p text:style-name="P3"><text:span text:style-name="T3"><text:s text:c="4"/></text:span><text:span text:style-name="T9">ForwardIt</text:span><text:span text:style-name="T3"> next = first;</text:span></text:p>
      <text:p text:style-name="P3"><text:span text:style-name="T3"><text:s text:c="4"/>++next;</text:span></text:p>
      <text:p text:style-name="P3"><text:span text:style-name="T3"><text:s text:c="4"/></text:span><text:span text:style-name="T1">for</text:span><text:span text:style-name="T3"> (; next != last; ++next, ++first) {</text:span></text:p>
      <text:p text:style-name="P3"><text:span text:style-name="T3"><text:s text:c="8"/></text:span><text:span text:style-name="T1">if</text:span><text:span text:style-name="T3"> (*first == *next) {</text:span></text:p>
      <text:p text:style-name="P3"><text:span text:style-name="T3"><text:s text:c="12"/></text:span><text:span text:style-name="T1">return</text:span><text:span text:style-name="T3"> first;</text:span></text:p>
      <text:p text:style-name="P3"><text:span text:style-name="T3"><text:s text:c="8"/>}</text:span></text:p>
      <text:p text:style-name="P3"><text:span text:style-name="T3"><text:s text:c="4"/>}</text:span></text:p>
      <text:p text:style-name="P3"><text:span text:style-name="T3"><text:s text:c="4"/></text:span><text:span text:style-name="T1">return</text:span><text:span text:style-name="T3"> last;</text:span></text:p>
      <text:p text:style-name="P3"><text:span text:style-name="T3">}</text:span></text:p>
      <text:p text:style-name="Standard"/>
      <text:p text:style-name="Standard"/>
      <text:p text:style-name="Text_20_body">Видите ли вы, где этот код требует многопроходности?</text:p>
      <text:p text:style-name="Text_20_body">По сути он дважды итерируется по диапазону: сначала с помощью next, а сразу за ним — first. Найдите тест, на котором эта функция будет некорректно работать для istream-итераторов. Проверьте, работает ли на этом тесте adjacent_find из стандартной библиотеки.</text:p>
      <text:p text:style-name="Text_20_body">Перейдём на некоторое время в более формальную плоскость и разберёмся, в каких именно требованиях выражается многопроходность. Их можно найти <text:a xlink:type="simple" xlink:href="https://en.cppreference.com/w/cpp/named_req/ForwardIterator" office:target-frame-name="_blank" xlink:show="new" text:style-name="Internet_20_link" text:visited-style-name="Visited_20_Internet_20_Link">в статье про ForwardIterator</text:a>, в разделе «Multipass guarantee». Какие из этих свойств действительно необходимы для корректной работы последнего примера?</text:p>
      <text:list xml:id="list4005260853" text:style-name="L6">
        <text:list-item>
          <text:p text:style-name="P23">Корректность сравнения на == любых итераторов. В последнем примере <text:span text:style-name="Strong_20_Emphasis">не нужна:</text:span> сравнение происходит только с last.</text:p>
        </text:list-item>
        <text:list-item>
          <text:p text:style-name="P23">Безопасность записи нового значения. <text:span text:style-name="Strong_20_Emphasis">Не актуально,</text:span> так как adjacent_find не изменяет элементы.</text:p>
        </text:list-item>
        <text:list-item>
          <text:p text:style-name="P23">Устойчивость *it к увеличению копии it. <text:span text:style-name="Strong_20_Emphasis">Нужна,</text:span> и для istream-итератора выполняется благодаря сохранению текущего элемента.</text:p>
        </text:list-item>
        <text:list-item>
          <text:p text:style-name="P11">Выполнение ++it1 == ++it2 для равных итераторов it1 и it2. С одной стороны, как уже было отмечено в п. 1, сравнение итераторов в этом коде не очень нужно, с другой — явно <text:span text:style-name="Strong_20_Emphasis">ожидается,</text:span> что при увеличении обоих итераторов first и next с отставанием в 1 <text:soft-page-break/>шаг будет получаться одинаковое значение. Таким образом, в сочетании с п. 1 получаем свойство, которое <text:span text:style-name="Strong_20_Emphasis">нужно и не выполняется</text:span> для istream-итераторов.</text:p>
        </text:list-item>
      </text:list>
      <text:p text:style-name="Text_20_body">Можно ли реализовать adjacent_find без одновременного прохода двумя итераторами? Да, и такой код можно увидеть <text:a xlink:type="simple" xlink:href="https://github.com/gcc-mirror/gcc/blob/d9375e490072d1aae73a93949aa158fcd2a27018/libstdc%2B%2B-v3/include/bits/stl_algo.h#L945" office:target-frame-name="_blank" xlink:show="new" text:style-name="Internet_20_link" text:visited-style-name="Visited_20_Internet_20_Link">в реализации этого алгоритма в стандартной библиотеке g++</text:a> (для краткости приведена версия без использования предиката):</text:p>
      <text:p text:style-name="P3"><text:span text:style-name="T1">template</text:span><text:span text:style-name="T3">&lt;</text:span><text:span text:style-name="T1">typename</text:span><text:span text:style-name="T3"> </text:span><text:span text:style-name="T9">ForwardIterator</text:span><text:span text:style-name="T3">&gt;</text:span></text:p>
      <text:p text:style-name="P3"><text:span text:style-name="T9">ForwardIterator</text:span><text:span text:style-name="T3"> </text:span><text:span text:style-name="T4">adjacent_find</text:span><text:span text:style-name="T3">(</text:span><text:span text:style-name="T9">ForwardIterator</text:span><text:span text:style-name="T3"> first, </text:span><text:span text:style-name="T9">ForwardIterator</text:span><text:span text:style-name="T3"> last) {</text:span></text:p>
      <text:p text:style-name="P3"><text:span text:style-name="T3"><text:s text:c="2"/></text:span><text:span text:style-name="T1">if</text:span><text:span text:style-name="T3"> (first == last) {</text:span></text:p>
      <text:p text:style-name="P3"><text:span text:style-name="T3"><text:s text:c="4"/></text:span><text:span text:style-name="T1">return</text:span><text:span text:style-name="T3"> last;</text:span></text:p>
      <text:p text:style-name="P3"><text:span text:style-name="T3"><text:s text:c="2"/>}</text:span></text:p>
      <text:p text:style-name="P3"><text:span text:style-name="T3"><text:s text:c="2"/></text:span><text:span text:style-name="T9">ForwardIterator</text:span><text:span text:style-name="T3"> next = first;</text:span></text:p>
      <text:p text:style-name="P3"><text:span text:style-name="T3"><text:s text:c="2"/></text:span><text:span text:style-name="T1">while</text:span><text:span text:style-name="T3"> (++next != last) {</text:span></text:p>
      <text:p text:style-name="P3"><text:span text:style-name="T3"><text:s text:c="4"/></text:span><text:span text:style-name="T1">if</text:span><text:span text:style-name="T3"> (*first == *next) {</text:span></text:p>
      <text:p text:style-name="P3"><text:span text:style-name="T3"><text:s text:c="6"/></text:span><text:span text:style-name="T1">return</text:span><text:span text:style-name="T3"> first;</text:span></text:p>
      <text:p text:style-name="P3"><text:span text:style-name="T3"><text:s text:c="4"/>}</text:span></text:p>
      <text:p text:style-name="P3"><text:span text:style-name="T3"><text:s text:c="4"/>first = next;</text:span></text:p>
      <text:p text:style-name="P3"><text:span text:style-name="T3"><text:s text:c="2"/>}</text:span></text:p>
      <text:p text:style-name="P3"><text:span text:style-name="T3"><text:s text:c="2"/></text:span><text:span text:style-name="T1">return</text:span><text:span text:style-name="T3"> last;</text:span></text:p>
      <text:p text:style-name="Standard"><text:span text:style-name="T3">}</text:span></text:p>
      <text:p text:style-name="Standard"/>
      <text:p text:style-name="Text_20_body">Такой код уже <text:span text:style-name="Strong_20_Emphasis">успешно работает с istream-итераторами.</text:span> Но тогда почему не ослабить требования на параметры adjacent_find? Неужели istream-итератор в чём-то лучше стандартного input-итератора?</text:p>
      <text:p text:style-name="Text_20_body">Да, и это свойство неоднократно обсуждалось выше. По стандарту от input-итератора не требуется сохранение текущего значения. <text:a xlink:type="simple" xlink:href="https://en.cppreference.com/w/cpp/named_req/InputIterator" office:target-frame-name="_blank" xlink:show="new" text:style-name="Internet_20_link" text:visited-style-name="Visited_20_Internet_20_Link">Более формально</text:a>, при увеличении итератора его копии не обязаны оставаться разыменуемыми. Это свойство требуется при разыменовании итератора first, но выполняется для input-итератора как раз благодаря тому, что он помнит текущее значение и «не теряет» его при копировании и сдвиге.</text:p>
      <text:p text:style-name="Text_20_body">Можно ли реализовать adjacent_find так, чтобы он действительно мог работать с любыми input-итераторами? Да, и для этого достаточно вместо first между соседними итерациями сохранять само предыдущее значение — *first — в отдельную переменную. Правда, так не стоит делать для многопроходных итераторов, поэтому понадобится отдельный вариант функции.</text:p>
      <text:p text:style-name="Text_20_body">Дополнения</text:p>
      <text:p text:style-name="Text_20_body">Ещё одно место в документации, где можно легко встретить forward-итераторы — <text:span text:style-name="Strong_20_Emphasis">параллельные версии</text:span> алгоритмов, работающих с input-итераторами, например, <text:a xlink:type="simple" xlink:href="https://en.cppreference.com/w/cpp/algorithm/count" office:target-frame-name="_blank" xlink:show="new" text:style-name="Internet_20_link" text:visited-style-name="Visited_20_Internet_20_Link">count</text:a>:</text:p>
      <text:p text:style-name="P3"><text:span text:style-name="T1">template</text:span><text:span text:style-name="T3">&lt;</text:span><text:span text:style-name="T1">typename</text:span><text:span text:style-name="T3"> </text:span><text:span text:style-name="T9">ExecutionPolicy</text:span><text:span text:style-name="T3">, </text:span><text:span text:style-name="T1">typename</text:span><text:span text:style-name="T3"> </text:span><text:span text:style-name="T9">ForwardIt</text:span><text:span text:style-name="T3">, </text:span><text:span text:style-name="T1">typename</text:span><text:span text:style-name="T3"> </text:span><text:span text:style-name="T9">T</text:span><text:span text:style-name="T3">&gt;</text:span></text:p>
      <text:p text:style-name="P3"><text:span text:style-name="T1">int</text:span><text:span text:style-name="T3"> </text:span><text:span text:style-name="T4">count</text:span><text:span text:style-name="T3">(</text:span></text:p>
      <text:p text:style-name="P3"><text:span text:style-name="T3"><text:s text:c="4"/></text:span><text:span text:style-name="T9">ExecutionPolicy</text:span><text:span text:style-name="T3">&amp;&amp; policy,</text:span></text:p>
      <text:p text:style-name="P3"><text:span text:style-name="T3"><text:s text:c="4"/></text:span><text:span text:style-name="T9">ForwardIt</text:span><text:span text:style-name="T3"> first, </text:span><text:span text:style-name="T9">ForwardIt</text:span><text:span text:style-name="T3"> last,</text:span></text:p>
      <text:p text:style-name="P3"><text:span text:style-name="T3"><text:s text:c="4"/></text:span><text:span text:style-name="T1">const</text:span><text:span text:style-name="T3"> </text:span><text:span text:style-name="T9">T</text:span><text:span text:style-name="T3">&amp; value</text:span></text:p>
      <text:p text:style-name="Standard"><text:span text:style-name="T3">);</text:span></text:p>
      <text:p text:style-name="Standard"/>
      <text:p text:style-name="Text_20_body">Параллельность будет подробно обсуждаться в следующем курсе, но суть здесь следующая: подсчёт количества элементов в диапазоне распараллеливается на разные потоки, для этого исходный диапазон разбивается на порции, которые будут независимо этими потоками обрабатываться — так и возникает необходимость в многопроходности.</text:p>
      <text:p text:style-name="Text_20_body"><text:soft-page-break/>Наконец, как уже обсуждалось в предыдущем видео, нужно иметь в виду, что некоторые алгоритмы, принимающие forward-итераторы, в отличие от рассмотренных выше, изменяют или переставляют элементы. Простые примеры:</text:p>
      <text:list xml:id="list65774223" text:style-name="L7">
        <text:list-item>
          <text:p text:style-name="P24"><text:a xlink:type="simple" xlink:href="https://en.cppreference.com/w/cpp/algorithm/remove" office:target-frame-name="_blank" xlink:show="new" text:style-name="Internet_20_link" text:visited-style-name="Visited_20_Internet_20_Link">remove</text:a> переставляет элементы местами, откладывая лишние;</text:p>
        </text:list-item>
        <text:list-item>
          <text:p text:style-name="P12"><text:a xlink:type="simple" xlink:href="https://en.cppreference.com/w/cpp/algorithm/replace" office:target-frame-name="_blank" xlink:show="new" text:style-name="Internet_20_link" text:visited-style-name="Visited_20_Internet_20_Link">replace</text:a> присваивает некоторым элементам новое значение.</text:p>
        </text:list-item>
      </text:list>
      <text:p text:style-name="Text_20_body">Понятно, что такие алгоритмы нельзя вызвать для константных итераторов. Обычно по описанию функции легко понять, собирается ли она менять переданные элементы.</text:p>
      <text:p text:style-name="Text_20_body">Итак, мы подробно обсудили отличия forward-итераторов от более широких категорий. В первую очередь, это многопроходность, в которой периодически возникает необходимость. Также forward-итераторы — самые простые, позволяющие одновременно и читать нижележащие значения, и изменять их.</text:p>
      <text:p text:style-name="Text_20_body"><text:span text:style-name="Strong_20_Emphasis">Полный список требований</text:span> к forward-итераторам находится <text:a xlink:type="simple" xlink:href="https://en.cppreference.com/w/cpp/named_req/ForwardIterator" office:target-frame-name="_blank" xlink:show="new" text:style-name="Internet_20_link" text:visited-style-name="Visited_20_Internet_20_Link">здесь</text:a>.</text:p>
      <text:h text:style-name="Heading_20_2" text:outline-level="2">Двунаправленные (bidirectional) итераторы</text:h>
      <text:p text:style-name="Text_20_body">Как легко понять по названию, с помощью двунаправленных итераторов можно итерироваться как вперёд, так и назад — с помощью --it или it--. Остальные свойства эти итераторы наследуют от прямых: таким образом, <text:span text:style-name="Strong_20_Emphasis">любой bidirectional-итератор является forward-итератором.</text:span> Более того, поскольку любой forward-итератор является входным, то и любой двунаправленный им является.</text:p>
      <text:p text:style-name="Text_20_body">Двунаправленными являются итераторы всех контейнеров, кроме рассмотренного выше и редко используемого forward_list. При этом итераторы множества и словаря являются двунаправленными и не принадлежат более узким категориям, то есть не удовлетворяют более жёстким требованиям, рассмотренным ниже.</text:p>
      <text:p text:style-name="Text_20_body">Ожидаемо есть и алгоритмы, на эту двунаправленность полагающиеся: как переставляющий элементы <text:a xlink:type="simple" xlink:href="https://en.cppreference.com/w/cpp/algorithm/reverse" office:target-frame-name="_blank" xlink:show="new" text:style-name="Internet_20_link" text:visited-style-name="Visited_20_Internet_20_Link">reverse</text:a>, так и просто читающий (и записывающий) элементы в обратном порядке <text:a xlink:type="simple" xlink:href="https://en.cppreference.com/w/cpp/algorithm/copy_backward" office:target-frame-name="_blank" xlink:show="new" text:style-name="Internet_20_link" text:visited-style-name="Visited_20_Internet_20_Link">copy_backward</text:a>. В документации такие итераторы коротко обозначаются BidirIt.</text:p>
      <text:p text:style-name="Text_20_body"><text:span text:style-name="Strong_20_Emphasis">Полный список требований</text:span> к bidirectional-итераторам находится <text:a xlink:type="simple" xlink:href="https://en.cppreference.com/w/cpp/named_req/BidirectionalIterator" office:target-frame-name="_blank" xlink:show="new" text:style-name="Internet_20_link" text:visited-style-name="Visited_20_Internet_20_Link">здесь</text:a>.</text:p>
      <text:h text:style-name="Heading_20_2" text:outline-level="2">Итераторы произвольного доступа (random access)</text:h>
      <text:p text:style-name="Text_20_body">Наконец, мы перешли к категории итераторов с максимальным набором требований — из тех, что могут быть необходимы для вызова алгоритма. Итераторы произвольного доступа умеют всё то же, что и итераторы вектора. А именно:</text:p>
      <text:list xml:id="list2720860162" text:style-name="L8">
        <text:list-item>
          <text:p text:style-name="P25">Являются двунаправленными.</text:p>
        </text:list-item>
        <text:list-item>
          <text:p text:style-name="P13">Позволяют сдвинуть итератор на целочисленное количество позиций:</text:p>
        </text:list-item>
      </text:list>
      <text:list xml:id="list2049103978" text:style-name="L9">
        <text:list-item>
          <text:p text:style-name="P26">it + n, n + it, it - n (результат — итератор);</text:p>
        </text:list-item>
        <text:list-item>
          <text:p text:style-name="P26">it += n, it -= n (результат — ссылка на итератор);</text:p>
        </text:list-item>
        <text:list-item>
          <text:p text:style-name="P14">it[n] (эквивалентно *(it + n)).</text:p>
        </text:list-item>
      </text:list>
      <text:list xml:id="list517726309" text:style-name="L10">
        <text:list-item>
          <text:p text:style-name="P15">Позволяют вычитать итераторы и сравнивать их: it1 - it2, it1 &lt; it2, it1 &lt;= it2, it1 &gt; it2, it1 &gt;= it2.</text:p>
        </text:list-item>
      </text:list>
      <text:p text:style-name="Text_20_body"><text:soft-page-break/>Этим требованиям удовлетворяют итераторы вектора и дека (про него вы узнаете в следующем блоке), но не множества и словаря.</text:p>
      <text:p text:style-name="Text_20_body">Может возникнуть вопрос: почему бы не реализовать операцию it + n для любых итераторов, не являющихся random access, с помощью n-кратного инкремента? Дело в том, что C++ старается не обманывать разработчика и требует эффективной реализации от операций, выглядящих как встроенные. В данном случае прибавление числа к итератору <text:span text:style-name="Emphasis">должно иметь константную сложность.</text:span> Для обобщённых операций с итераторами есть следующие функции из заголовочного файла &lt;iterator&gt;:</text:p>
      <text:list xml:id="list2279991233" text:style-name="L11">
        <text:list-item>
          <text:p text:style-name="P27"><text:a xlink:type="simple" xlink:href="https://en.cppreference.com/w/cpp/iterator/next" office:target-frame-name="_blank" xlink:show="new" text:style-name="Internet_20_link" text:visited-style-name="Visited_20_Internet_20_Link">next</text:a> замещает it + 1 или it + n;</text:p>
        </text:list-item>
        <text:list-item>
          <text:p text:style-name="P27"><text:a xlink:type="simple" xlink:href="https://en.cppreference.com/w/cpp/iterator/prev" office:target-frame-name="_blank" xlink:show="new" text:style-name="Internet_20_link" text:visited-style-name="Visited_20_Internet_20_Link">prev</text:a> замещает it - 1 или it - n;</text:p>
        </text:list-item>
        <text:list-item>
          <text:p text:style-name="P27"><text:a xlink:type="simple" xlink:href="https://en.cppreference.com/w/cpp/iterator/advance" office:target-frame-name="_blank" xlink:show="new" text:style-name="Internet_20_link" text:visited-style-name="Visited_20_Internet_20_Link">advance</text:a> замещает it += n;</text:p>
        </text:list-item>
        <text:list-item>
          <text:p text:style-name="P16"><text:a xlink:type="simple" xlink:href="https://en.cppreference.com/w/cpp/iterator/distance" office:target-frame-name="_blank" xlink:show="new" text:style-name="Internet_20_link" text:visited-style-name="Visited_20_Internet_20_Link">distance</text:a> замещает it2 - it1.</text:p>
        </text:list-item>
      </text:list>
      <text:p text:style-name="Text_20_body">Сложность этих функций линейна (по n или результату distance), но для итераторов произвольного доступа константная, потому что в этом случае реализация осуществляется с помощью +, - и +=.</text:p>
      <text:p text:style-name="Text_20_body">Итератор произвольного доступа не обязан ссылаться на конкретные ячейки в памяти. Например, можно реализовать <text:span text:style-name="Strong_20_Emphasis">считающий итератор,</text:span> поочерёдно возвращающий значения целочисленного типа: 1, 2, 3 и т. д. Такой итератор реализован в библиотеке ranges C++20: см. <text:a xlink:type="simple" xlink:href="https://en.cppreference.com/w/cpp/ranges/iota_view" office:target-frame-name="_blank" xlink:show="new" text:style-name="Internet_20_link" text:visited-style-name="Visited_20_Internet_20_Link">статью про iota_view</text:a>, секцию std::ranges::iota_view::iterator. В частности, видно, что категория этого итератора зависит от возможностей типа W, по которому выполняется перебор. Подробнее библиотека ranges будет рассмотрена в 4-м курсе специализации.</text:p>
      <text:h text:style-name="Heading_20_3" text:outline-level="3">Функции, работающие с random access итераторами</text:h>
      <text:p text:style-name="Text_20_body">Напомним, что в силу наследования свойств рассмотренные выше функции, принимающие входные, прямые и двунаправленные итераторы, можно вызвать для итераторов произвольного доступа. Функции, принимающие выходные итераторы, можно вызвать только для неконстантных итераторов.</text:p>
      <text:p text:style-name="Text_20_body">При этом есть функции, принимающие лишь итераторы произвольного доступа, то есть требующие сравнения итераторов или быстрого перемещения на несколько ячеек. Простой пример такой функции — <text:a xlink:type="simple" xlink:href="https://en.cppreference.com/w/cpp/algorithm/random_shuffle" office:target-frame-name="_blank" xlink:show="new" text:style-name="Internet_20_link" text:visited-style-name="Visited_20_Internet_20_Link">shuffle</text:a>: произвольный доступ в ней необходим для выбора случайного элемента из диапазона с помощью быстрого обращения по случайному индексу. Слово «random» неслучайно присутствует и в названии категории итераторов, и в старом названии функции shuffle, однако путать эти его смыслы всё же не стоит: итераторы с <text:span text:style-name="Emphasis">произвольным</text:span> доступом позволяют за константную сложность обращаться по <text:span text:style-name="Emphasis">произвольному</text:span> индексу, но напрямую со случайностью не связаны.</text:p>
      <text:p text:style-name="Text_20_body">Таких функций, которые вовсе не скомпилируются для двунаправленных итераторов, немного. Чаще вы встретите ситуацию, которую удобно обсудить на примере алгоритма <text:a xlink:type="simple" xlink:href="https://en.cppreference.com/w/cpp/algorithm/lower_bound" office:target-frame-name="_blank" xlink:show="new" text:style-name="Internet_20_link" text:visited-style-name="Visited_20_Internet_20_Link">lower_bound</text:a>. В реализации этого алгоритма необходимо обращаться к <text:span text:style-name="Emphasis">середине диапазона итераторов.</text:span> Если сделать это с помощью +, алгоритм будет работать только для итераторов произвольного доступа — но быстро. Если же использовать advance, как и сделано в секции «Possible implementation», алгоритм будет работать и для forward-итераторов, пусть и медленнее.</text:p>
      <text:p text:style-name="Text_20_body"><text:soft-page-break/>Соответственно, в секции «Сложность» для lower_bound гарантируется следующее: <text:span text:style-name="Emphasis">функция выполняет O(log(last - first)) сравнений, однако для не random access итераторов количество инкрементов итераторов будет линейным.</text:span></text:p>
      <text:p text:style-name="Text_20_body"><text:span text:style-name="Strong_20_Emphasis">Полный список требований</text:span> к итераторам произвольного доступа находится <text:a xlink:type="simple" xlink:href="https://en.cppreference.com/w/cpp/named_req/RandomAccessIterator" office:target-frame-name="_blank" xlink:show="new" text:style-name="Internet_20_link" text:visited-style-name="Visited_20_Internet_20_Link">здесь</text:a>.</text:p>
      <text:h text:style-name="Heading_20_2" text:outline-level="2">Перегрузка функций по категориям итераторов</text:h>
      <text:p text:style-name="Text_20_body">Выше мы неоднократно заявляли о возможности реализовать некоторую функцию разными способами в зависимости от категории переданных в неё итераторов. До C++20 стандартный способ сделать это — использовать теги итераторов. Рассмотрим простейший пример <text:a xlink:type="simple" xlink:href="https://en.cppreference.com/w/cpp/iterator/iterator_tags" office:target-frame-name="_blank" xlink:show="new" text:style-name="Internet_20_link" text:visited-style-name="Visited_20_Internet_20_Link">из документации</text:a>:</text:p>
      <text:p text:style-name="P4"><text:span text:style-name="T1">template</text:span><text:span text:style-name="T3">&lt;</text:span><text:span text:style-name="T1">typename</text:span><text:span text:style-name="T3"> </text:span><text:span text:style-name="T9">BDIter</text:span><text:span text:style-name="T3">&gt;</text:span></text:p>
      <text:p text:style-name="P4"><text:span text:style-name="T1">void</text:span><text:span text:style-name="T3"> </text:span><text:span text:style-name="T4">alg</text:span><text:span text:style-name="T3">(</text:span><text:span text:style-name="T9">BDIter</text:span><text:span text:style-name="T3"> it1, </text:span><text:span text:style-name="T9">BDIter</text:span><text:span text:style-name="T3"> it2, std::</text:span><text:span text:style-name="T13">bidirectional_iterator_tag</text:span><text:span text:style-name="T3">) {</text:span></text:p>
      <text:p text:style-name="P4"><text:span text:style-name="T3"><text:s text:c="2"/>std::cout &lt;&lt; </text:span><text:span text:style-name="T11">"alg() called for bidirectional iterator\n"</text:span><text:span text:style-name="T3">;</text:span></text:p>
      <text:p text:style-name="P4"><text:span text:style-name="T3">}</text:span></text:p>
      <text:p text:style-name="P5"/>
      <text:p text:style-name="P4"><text:span text:style-name="T1">template</text:span><text:span text:style-name="T3">&lt;</text:span><text:span text:style-name="T1">typename</text:span><text:span text:style-name="T3"> </text:span><text:span text:style-name="T9">RAIter</text:span><text:span text:style-name="T3">&gt;</text:span></text:p>
      <text:p text:style-name="P4"><text:span text:style-name="T1">void</text:span><text:span text:style-name="T3"> </text:span><text:span text:style-name="T4">alg</text:span><text:span text:style-name="T3">(</text:span><text:span text:style-name="T9">RAIter</text:span><text:span text:style-name="T3"> it1, </text:span><text:span text:style-name="T9">RAIter</text:span><text:span text:style-name="T3"> it2, std::</text:span><text:span text:style-name="T13">random_access_iterator_tag</text:span><text:span text:style-name="T3">) {</text:span></text:p>
      <text:p text:style-name="P4"><text:span text:style-name="T3"><text:s text:c="2"/>std::cout &lt;&lt; </text:span><text:span text:style-name="T11">"alg() called for random-access iterator\n"</text:span><text:span text:style-name="T3">;</text:span></text:p>
      <text:p text:style-name="P4"><text:span text:style-name="T3">}</text:span></text:p>
      <text:p text:style-name="P5"/>
      <text:p text:style-name="P4"><text:span text:style-name="T1">template</text:span><text:span text:style-name="T3">&lt;</text:span><text:span text:style-name="T1">typename</text:span><text:span text:style-name="T3"> </text:span><text:span text:style-name="T9">Iter</text:span><text:span text:style-name="T3">&gt;</text:span></text:p>
      <text:p text:style-name="P4"><text:span text:style-name="T1">void</text:span><text:span text:style-name="T3"> </text:span><text:span text:style-name="T4">alg</text:span><text:span text:style-name="T3">(</text:span><text:span text:style-name="T9">Iter</text:span><text:span text:style-name="T3"> first, </text:span><text:span text:style-name="T9">Iter</text:span><text:span text:style-name="T3"> last) {</text:span></text:p>
      <text:p text:style-name="P4"><text:span text:style-name="T3"><text:s text:c="2"/>alg(first, last,</text:span></text:p>
      <text:p text:style-name="P4"><text:span text:style-name="T3"><text:s text:c="6"/></text:span><text:span text:style-name="T1">typename</text:span><text:span text:style-name="T3"> std::</text:span><text:span text:style-name="T13">iterator_traits</text:span><text:span text:style-name="T3">&lt;</text:span><text:span text:style-name="T9">Iter</text:span><text:span text:style-name="T3">&gt;::</text:span><text:span text:style-name="T13">iterator_category</text:span><text:span text:style-name="T3">());</text:span></text:p>
      <text:p text:style-name="P4"><text:span text:style-name="T3">}</text:span></text:p>
      <text:p text:style-name="P5"/>
      <text:p text:style-name="P4"><text:span text:style-name="T1">int</text:span><text:span text:style-name="T3"> </text:span><text:span text:style-name="T4">main</text:span><text:span text:style-name="T3">() {</text:span></text:p>
      <text:p text:style-name="P4"><text:span text:style-name="T3"><text:s text:c="2"/>std::</text:span><text:span text:style-name="T13">vector</text:span><text:span text:style-name="T3">&lt;</text:span><text:span text:style-name="T1">int</text:span><text:span text:style-name="T3">&gt; v;</text:span></text:p>
      <text:p text:style-name="P4"><text:span text:style-name="T3"><text:s text:c="2"/>alg(v.begin(), v.end());</text:span></text:p>
      <text:p text:style-name="P4"><text:span text:style-name="T3"><text:s text:c="2"/></text:span><text:span text:style-name="T14">// выведет «alg() called for random-access iterator»</text:span></text:p>
      <text:p text:style-name="P5"/>
      <text:p text:style-name="P4"><text:span text:style-name="T3"><text:s text:c="2"/>std::list&lt;</text:span><text:span text:style-name="T1">int</text:span><text:span text:style-name="T3">&gt; l;</text:span></text:p>
      <text:p text:style-name="P4"><text:span text:style-name="T3"><text:s text:c="2"/>alg(l.begin(), l.end());</text:span></text:p>
      <text:p text:style-name="P4"><text:span text:style-name="T3"><text:s text:c="2"/></text:span><text:span text:style-name="T14">// выведет «alg() called for bidirectional iterator»</text:span></text:p>
      <text:p text:style-name="P1"><text:span text:style-name="T3">}</text:span></text:p>
      <text:p text:style-name="Standard"/>
      <text:p text:style-name="Text_20_body">Обсудим эту схему по пунктам:</text:p>
      <text:list xml:id="list2882291785" text:style-name="L12">
        <text:list-item>
          <text:p text:style-name="P28">В main вызывается функция alg от двух итераторов: вектора или списка. Есть ровно одна версия шаблона alg с 2 параметрами, так что вызывается именно она.</text:p>
        </text:list-item>
        <text:list-item>
          <text:p text:style-name="P28">В функции alg с 2 параметрами определяется тег итератора. typename std::iterator_traits&lt;Iter&gt;::iterator_category — это тип для этого тега: std::random_access_iterator_tag для итератора вектора и std::bidirectional_iterator_tag для итератора списка. То же выражение с пустыми круглыми скобками в конце — значение по умолчанию этого типа.</text:p>
        </text:list-item>
        <text:list-item>
          <text:p text:style-name="P28">Есть две версии шаблонной функции alg с 3 параметрами: первые два из них шаблонные (и потому в текущем виде не помогают выбрать конкретную версию функции), а третий имеет конкретный тип: это std::random_access_iterator_tag или std::bidirectional_iterator_tag. Сам третий параметр не используется, поэтому его название в заголовке функции не указано. Именно тип 3-го параметра помогает <text:soft-page-break/>компилятору выбрать конкретную версию функции alg в зависимости от категории исходных итераторов.</text:p>
        </text:list-item>
        <text:list-item>
          <text:p text:style-name="P17">В зависимости от категории итератора выполняется конкретная логика. В данном случае всего лишь выводятся разные сообщения.</text:p>
        </text:list-item>
      </text:list>
      <text:p text:style-name="Text_20_body">Рассмотрим теперь реальный пример такой перегрузки — <text:a xlink:type="simple" xlink:href="https://github.com/llvm-mirror/libcxx/blob/a12cb9d211019d99b5875b6d8034617cbc24c2cc/include/algorithm#L1278-L1317" office:target-frame-name="_blank" xlink:show="new" text:style-name="Internet_20_link" text:visited-style-name="Visited_20_Internet_20_Link">реализацию алгоритма equal в стандартной библиотеке libc++</text:a>.</text:p>
      <text:p text:style-name="Text_20_body">Эта версия equal поэлементно сравнивает два диапазона итераторов [first1, last1) и [first2, last2) с помощью бинарного предиката p:</text:p>
      <text:p text:style-name="P3"><text:span text:style-name="T1">template</text:span><text:span text:style-name="T3">&lt;</text:span><text:span text:style-name="T1">typename</text:span><text:span text:style-name="T3"> </text:span><text:span text:style-name="T9">InputIt1</text:span><text:span text:style-name="T3">, </text:span><text:span text:style-name="T1">typename</text:span><text:span text:style-name="T3"> </text:span><text:span text:style-name="T9">InputIt2</text:span><text:span text:style-name="T3">, </text:span><text:span text:style-name="T1">class</text:span><text:span text:style-name="T3"> </text:span><text:span text:style-name="T9">BinaryPredicate</text:span><text:span text:style-name="T3">&gt;</text:span></text:p>
      <text:p text:style-name="P3"><text:span text:style-name="T1">bool</text:span><text:span text:style-name="T3"> </text:span><text:span text:style-name="T4">equal</text:span><text:span text:style-name="T3">(</text:span><text:span text:style-name="T9">InputIt1</text:span><text:span text:style-name="T3"> first1, </text:span><text:span text:style-name="T9">InputIt1</text:span><text:span text:style-name="T3"> last1,</text:span></text:p>
      <text:p text:style-name="P3"><text:span text:style-name="T3"><text:s text:c="11"/></text:span><text:span text:style-name="T9">InputIt2</text:span><text:span text:style-name="T3"> first2, </text:span><text:span text:style-name="T9">InputIt2</text:span><text:span text:style-name="T3"> last2,</text:span></text:p>
      <text:p text:style-name="Standard"><text:span text:style-name="T3"><text:s text:c="11"/></text:span><text:span text:style-name="T9">BinaryPredicate</text:span><text:span text:style-name="T3"> p);</text:span></text:p>
      <text:p text:style-name="Standard"/>
      <text:p text:style-name="Standard">Понятно, что если эти диапазоны имеют разную длину, их даже не надо сравнивать: можно сразу вернуть false. Но быстро вычислить длину можно только для итераторов произвольного доступа, так что хочется реализовать такую оптимизацию именно для них. Это так и сделано: в перегрузке по random_access_iterator_tag вызывается distance и в случае неравенства длин возвращается false; затем вызывается версия функции equal без 4-го аргумента — конца второго диапазона.</text:p>
      <text:p text:style-name="Standard"/>
      <text:p text:style-name="P4"><text:span text:style-name="T1">template</text:span><text:span text:style-name="T3"> &lt;</text:span><text:span text:style-name="T1">class</text:span><text:span text:style-name="T3"> _BinaryPredicate, </text:span><text:span text:style-name="T1">class</text:span><text:span text:style-name="T3"> _RandomAccessIterator1, </text:span><text:span text:style-name="T1">class</text:span><text:span text:style-name="T3"> _RandomAccessIterator2&gt;</text:span></text:p>
      <text:p text:style-name="P4"><text:span text:style-name="T1">inline</text:span><text:span text:style-name="T3"> _LIBCPP_INLINE_VISIBILITY _LIBCPP_CONSTEXPR_AFTER_CXX17</text:span></text:p>
      <text:p text:style-name="P4"><text:span text:style-name="T1">bool</text:span></text:p>
      <text:p text:style-name="P4"><text:span text:style-name="T4">__equal</text:span><text:span text:style-name="T3">(_RandomAccessIterator1 __first1, _RandomAccessIterator1 __last1,</text:span></text:p>
      <text:p text:style-name="P4"><text:span text:style-name="T3"><text:s text:c="8"/>_RandomAccessIterator2 __first2, _RandomAccessIterator2 __last2, _BinaryPredicate __pred,</text:span></text:p>
      <text:p text:style-name="P4"><text:span text:style-name="T3"><text:s text:c="6"/></text:span><text:span text:style-name="T13">random_access_iterator_tag</text:span><text:span text:style-name="T3">, </text:span><text:span text:style-name="T13">random_access_iterator_tag</text:span><text:span text:style-name="T3"> )</text:span></text:p>
      <text:p text:style-name="P4"><text:span text:style-name="T3">{</text:span></text:p>
      <text:p text:style-name="P4"><text:span text:style-name="T3"><text:s text:c="4"/></text:span><text:span text:style-name="T1">if</text:span><text:span text:style-name="T3"> ( _VSTD::distance(__first1, __last1) != _VSTD::distance(__first2, __last2))</text:span></text:p>
      <text:p text:style-name="P4"><text:span text:style-name="T3"><text:s text:c="8"/></text:span><text:span text:style-name="T1">return</text:span><text:span text:style-name="T3"> </text:span><text:span text:style-name="T1">false</text:span><text:span text:style-name="T3">;</text:span></text:p>
      <text:p text:style-name="P4"><text:span text:style-name="T3"><text:s text:c="4"/></text:span><text:span text:style-name="T1">return</text:span><text:span text:style-name="T3"> _VSTD::equal&lt;_RandomAccessIterator1, _RandomAccessIterator2,</text:span></text:p>
      <text:p text:style-name="P4"><text:span text:style-name="T3"><text:s text:c="24"/></text:span><text:span text:style-name="T1">typename</text:span><text:span text:style-name="T3"> </text:span><text:span text:style-name="T13">add_lvalue_reference</text:span><text:span text:style-name="T3">&lt;_BinaryPredicate&gt;::type&gt;</text:span></text:p>
      <text:p text:style-name="P4"><text:span text:style-name="T3"><text:s text:c="23"/>(__first1, __last1, __first2, __pred );</text:span></text:p>
      <text:p text:style-name="P4"><text:span text:style-name="T3">}</text:span></text:p>
      <text:p text:style-name="P1"/>
      <text:p text:style-name="Standard"/>
      <text:h text:style-name="Heading_20_2" text:outline-level="2">Непрерывные (contiguous) итераторы</text:h>
      <text:p text:style-name="Text_20_body">Казалось бы, неужели можно придумать более жёсткие требования к итераторам, которые ещё и будут актуальны для каких-либо алгоритмов? Можно. Однако, подобно свойству многопроходности, это новое свойство нельзя проверить на этапе компиляции.</text:p>
      <text:p text:style-name="Text_20_body">Это свойство — непрерывность хранения в памяти соответствующих итератору данных. Мы пока не изучали указатели, но если они вам уже знакомы, взгляните на более формальное определение: it[n] <text:span text:style-name="Emphasis">эквивалентно</text:span> (&amp;*it)[n]. Знание о том, что данные хранятся в памяти непрерывно, в некоторых случаях позволяет работать с ними более эффективно.</text:p>
      <text:p text:style-name="Text_20_body">Непрерывными являются итераторы векторов и строк, а также сырые указатели и итераторы массива. Итераторы дека, изучаемого далее в этой неделе, являются random access, но не <text:soft-page-break/>являются непрерывными. Подробнее про массивы, деки и особенности хранения данных в них вы узнаете в разделе «Линейные контейнеры» 3-го курса.</text:p>
      <text:p text:style-name="Text_20_body">Понятие contiguous-итератора введено в язык в C++17, однако вместе с ним <text:a xlink:type="simple" xlink:href="https://stackoverflow.com/questions/42851957/contiguous-iterator-detection" office:target-frame-name="_blank" xlink:show="new" text:style-name="Internet_20_link" text:visited-style-name="Visited_20_Internet_20_Link">не появился</text:a> contiguous_iterator_tag, позволяющий реализовать перегрузку из предыдущего раздела. Так пришлось поступить из-за нежелания сломать обратную совместимость: до C++17 было написано большое количество кода, полагающегося на то, что iterator_category для итераторов векторов и строк — это в точности random_access_iterator_tag. Тем не менее, в C++20 появляется более нативная возможность перегрузки функций по категориям итераторов (в том числе и для непрерывных) — <text:span text:style-name="Strong_20_Emphasis">концепты.</text:span></text:p>
      <text:p text:style-name="Text_20_body">При этом аналог этой перегрузки реализовывался и до последних стандартов — но исключительно для сырых указателей. Например, <text:a xlink:type="simple" xlink:href="https://en.cppreference.com/w/cpp/algorithm/fill" office:target-frame-name="_blank" xlink:show="new" text:style-name="Internet_20_link" text:visited-style-name="Visited_20_Internet_20_Link">алгоритм fill</text:a> можно реализовать эффективнее для непрерывного диапазона элементов-байтов — с помощью <text:a xlink:type="simple" xlink:href="https://en.cppreference.com/w/cpp/string/byte/memset" office:target-frame-name="_blank" xlink:show="new" text:style-name="Internet_20_link" text:visited-style-name="Visited_20_Internet_20_Link">функции memset</text:a>, унаследованной из языка C. <text:a xlink:type="simple" xlink:href="https://github.com/gcc-mirror/gcc/blob/d9375e490072d1aae73a93949aa158fcd2a27018/libstdc%2B%2B-v3/include/bits/stl_algobase.h#L717-L726" office:target-frame-name="_blank" xlink:show="new" text:style-name="Internet_20_link" text:visited-style-name="Visited_20_Internet_20_Link">В стандартной библиотеке libstdc++</text:a> это сделано так:</text:p>
      <text:p text:style-name="P3"><text:span text:style-name="T14">// Specialization: for char types we can use memset.</text:span></text:p>
      <text:p text:style-name="P3"><text:span text:style-name="T1">template</text:span><text:span text:style-name="T3">&lt;</text:span><text:span text:style-name="T1">typename</text:span><text:span text:style-name="T3"> </text:span><text:span text:style-name="T9">_Tp</text:span><text:span text:style-name="T3">&gt;</text:span></text:p>
      <text:p text:style-name="P3"><text:span text:style-name="T3"><text:s text:c="2"/></text:span><text:span text:style-name="T1">inline</text:span><text:span text:style-name="T3"> </text:span><text:span text:style-name="T1">typename</text:span></text:p>
      <text:p text:style-name="P3"><text:span text:style-name="T3"><text:s text:c="2"/>__gnu_cxx::</text:span><text:span text:style-name="T13">__enable_if</text:span><text:span text:style-name="T3">&lt;</text:span><text:span text:style-name="T13">__is_byte</text:span><text:span text:style-name="T3">&lt;</text:span><text:span text:style-name="T9">_Tp</text:span><text:span text:style-name="T3">&gt;::</text:span><text:span text:style-name="T15">__value</text:span><text:span text:style-name="T3">, </text:span><text:span text:style-name="T1">void</text:span><text:span text:style-name="T3">&gt;::</text:span><text:span text:style-name="T13">__type</text:span></text:p>
      <text:p text:style-name="P3"><text:span text:style-name="T3"><text:s text:c="2"/></text:span><text:span text:style-name="T4">__fill_a</text:span><text:span text:style-name="T3">(</text:span><text:span text:style-name="T9">_Tp</text:span><text:span text:style-name="T3">* __first, </text:span><text:span text:style-name="T9">_Tp</text:span><text:span text:style-name="T3">* __last, </text:span><text:span text:style-name="T1">const</text:span><text:span text:style-name="T3"> </text:span><text:span text:style-name="T9">_Tp</text:span><text:span text:style-name="T3">&amp; __c)</text:span></text:p>
      <text:p text:style-name="P3"><text:span text:style-name="T3"><text:s text:c="2"/>{</text:span></text:p>
      <text:p text:style-name="P3"><text:span text:style-name="T3"><text:s text:c="4"/></text:span><text:span text:style-name="T1">const</text:span><text:span text:style-name="T3"> </text:span><text:span text:style-name="T9">_Tp</text:span><text:span text:style-name="T3"> __tmp = __c;</text:span></text:p>
      <text:p text:style-name="P3"><text:span text:style-name="T3"><text:s text:c="4"/></text:span><text:span text:style-name="T1">if</text:span><text:span text:style-name="T3"> (</text:span><text:span text:style-name="T1">const</text:span><text:span text:style-name="T3"> </text:span><text:span text:style-name="T13">size_t</text:span><text:span text:style-name="T3"> __len = __last - __first)</text:span></text:p>
      <text:p text:style-name="P3"><text:span text:style-name="T3"><text:s text:c="6"/>__builtin_memset(__first, </text:span><text:span text:style-name="T1">static_cast</text:span><text:span text:style-name="T3">&lt;</text:span><text:span text:style-name="T1">unsigned</text:span><text:span text:style-name="T3"> </text:span><text:span text:style-name="T1">char</text:span><text:span text:style-name="T3">&gt;(__tmp), __len);</text:span></text:p>
      <text:p text:style-name="P3"><text:span text:style-name="T3"><text:s text:c="2"/>}</text:span></text:p>
      <text:p text:style-name="Standard"/>
      <text:p text:style-name="Standard"/>
      <text:p text:style-name="Text_20_body">Мы не будем углябляться в детали этого кода, но в конечном счёте его смысл следующий: для простых типов (эквивалентных unsigned char) и для итераторов, являющихся указателями, вызывается memset. Эта функция не вызовется, если итератор является <text:span text:style-name="Emphasis">обёрткой</text:span> над указателем, как это иногда случается с итераторами вектора.</text:p>
      <text:p text:style-name="Text_20_body">Итого, в полной мере использовать понятие непрерывного итератора можно будет лишь в C++20 с помощью концептов, которые будут затронуты позже в нашей специализации.</text:p>
      <text:p text:style-name="Text_20_body"><text:span text:style-name="Strong_20_Emphasis">Полный список требований</text:span> к contiguous-итераторам находится <text:a xlink:type="simple" xlink:href="https://en.cppreference.com/w/cpp/named_req/ContiguousIterator" office:target-frame-name="_blank" xlink:show="new" text:style-name="Internet_20_link" text:visited-style-name="Visited_20_Internet_20_Link">здесь</text:a>.</text:p>
      <text:h text:style-name="Heading_20_2" text:outline-level="2">vector&lt;bool&gt;::iterator</text:h>
      <text:p text:style-name="Text_20_body">Выше мы утаили неудобную правду про итераторы <text:a xlink:type="simple" xlink:href="https://en.cppreference.com/w/cpp/container/vector_bool" office:target-frame-name="_blank" xlink:show="new" text:style-name="Internet_20_link" text:visited-style-name="Visited_20_Internet_20_Link">контейнера vector&lt;bool&gt;</text:a>: оказывается, они не являются не то что непрерывными, а даже forward!</text:p>
      <text:p text:style-name="Text_20_body">Дело в том, что vector&lt;bool&gt; устроен так, что каждый элемент занимает в нём не один байт (как одна переменная типа bool), а один бит. С одной стороны, это в 8 раз эффективнее по памяти, с другой — <text:span text:style-name="Strong_20_Emphasis">не существует ссылки на бит.</text:span> Что же тогда возвращает *it для таких итераторов?</text:p>
      <text:p text:style-name="Text_20_body">Результат этого выражения — так называемый <text:span text:style-name="Emphasis">прокси-объект:</text:span> он ведёт себя как ссылка, при этом ссылкой не являясь. Он умеет неявно преобразоваться в bool, ему можно присвоить bool, но это не bool&amp;. Таким образом, нарушается формальное требование к forward-итераторам: *it должно возвращать именно ссылку на элемент.</text:p>
      <text:p text:style-name="Text_20_body"><text:soft-page-break/>Тем не менее, по правилам хорошего тона итераторы vector&lt;bool&gt; часто поддерживаются наравне с итераторами других векторов, и формальное требование про ссылку оказывается избыточным.</text:p>
      <text:p text:style-name="Text_20_body">В одной из задач этого блока вам понадобится получить по типу итератора It (или переменной it) тип нижележащего значения. Те, кто знакомы с decltype, могут предложить использовать для этого выражение decltype(*it). Но из-за этих же нестандартных итераторов *it не будет ссылкой на bool, и поэтому лучше использовать typename It::value_type. Самый же универсальный способ, работающий в том числе и для сырых указателей, — typename iterator_traits&lt;It&gt;::value_typ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1T22:48:02.509888138</meta:creation-date>
    <dc:date>2020-05-31T23:10:35.371905493</dc:date>
    <meta:editing-duration>PT22M11S</meta:editing-duration>
    <meta:editing-cycles>46</meta:editing-cycles>
    <meta:generator>LibreOffice/6.4.3.2$Linux_X86_64 LibreOffice_project/40$Build-2</meta:generator>
    <meta:document-statistic meta:table-count="0" meta:image-count="0" meta:object-count="0" meta:page-count="14" meta:paragraph-count="282" meta:word-count="4272" meta:character-count="32843" meta:non-whitespace-character-count="28437"/>
  </office:meta>
</office:document-meta>
</file>